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ff00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EC Portable Keyboard</text:p>
          </table:table-cell>
          <table:table-cell/>
          <table:table-cell office:value-type="string" calcext:value-type="string">
            <text:p>MCU Swap Project by HerbalNekoTea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e Alps SKCM Blue</text:p>
          </table:table-cell>
          <table:table-cell/>
          <table:table-cell office:value-type="string" calcext:value-type="string">
            <text:p>Requested for myself, Mallard and HerdyGritty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o diode, sadly, so 2KRO</text:p>
          </table:table-cell>
          <table:table-cell/>
          <table:table-cell office:value-type="string" calcext:value-type="string">
            <text:p>OpenSourced, do what you want license for my stuff.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otocole Unknown</text:p>
          </table:table-cell>
          <table:table-cell/>
          <table:table-cell office:value-type="string" calcext:value-type="string">
            <text:p>My stuff use QMK and respect their license for the QMK part.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PS : I use Dark Theme from Now on for LibreOffice Spreadsheet. Background are Black and Text Green</text:p>
          </table:table-cell>
          <table:table-cell table:style-name="Default" table:number-columns-repeated="3"/>
          <table:table-cell table:number-columns-repeated="4"/>
        </table:table-row>
        <table:table-row table:style-name="ro1" table:number-rows-repeated="3"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ANSI Layout by default here, Variation Under this section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eys Legend</text:p>
          </table:table-cell>
          <table:table-cell office:value-type="string" calcext:value-type="string">
            <text:p>Switch ID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scape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1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umlock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t Screen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oll Lock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se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il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_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=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b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]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|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ps Lock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;: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“’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er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shift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?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shift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CTRL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LT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LT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CTRL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um0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1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3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4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5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6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7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8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9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Dot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Plus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Minus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Div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Other Region Variation Section (ISO, JIS and more)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JIS Yen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o Backspac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o 102 Extra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S Ro Key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S Extra 00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Possible Variation later produced with windows Keys (No trac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GUI Key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GUI Key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D Section &amp; Layout Switch (XT/A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D GND</text:p>
          </table:table-cell>
          <table:table-cell/>
          <table:table-cell office:value-type="string" calcext:value-type="string">
            <text:p>Main MCU</text:p>
          </table:table-cell>
          <table:table-cell office:value-type="string" calcext:value-type="string">
            <text:p>From back of the PCB, Top Right P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1 Actuation</text:p>
          </table:table-cell>
          <table:table-cell/>
          <table:table-cell office:value-type="string" calcext:value-type="string">
            <text:p>IC3 Chip</text:p>
          </table:table-cell>
          <table:table-cell office:value-type="string" calcext:value-type="string">
            <text:p>From back of the PCB, Left Column, 4<text:span text:style-name="T1">th</text:span> Row P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2 Actuation</text:p>
          </table:table-cell>
          <table:table-cell/>
          <table:table-cell office:value-type="string" calcext:value-type="string">
            <text:p>IC3 Chip</text:p>
          </table:table-cell>
          <table:table-cell office:value-type="string" calcext:value-type="string">
            <text:p>From back of the PCB, Right Column, 1<text:span text:style-name="T1">st</text:span> Row P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3 Actuation</text:p>
          </table:table-cell>
          <table:table-cell/>
          <table:table-cell office:value-type="string" calcext:value-type="string">
            <text:p>IC3 Chip</text:p>
          </table:table-cell>
          <table:table-cell office:value-type="string" calcext:value-type="string">
            <text:p>From back of the PCB, Left Column, 6<text:span text:style-name="T1">th</text:span> Row Pi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ggle Layout 2</text:p>
          </table:table-cell>
          <table:table-cell/>
          <table:table-cell office:value-type="string" calcext:value-type="string">
            <text:p>IC3 Chip</text:p>
          </table:table-cell>
          <table:table-cell office:value-type="string" calcext:value-type="string">
            <text:p>From back of the PCB, Left Column,  5<text:span text:style-name="T1">th</text:span> Row Pins</text:p>
          </table:table-cell>
          <table:table-cell table:number-columns-repeated="3"/>
          <table:table-cell table:style-name="ce1" office:value-type="string" calcext:value-type="string">
            <text:p>Mapped to Row 7 (Jumper Row 7 to this one)</text:p>
          </table:table-cell>
        </table:table-row>
        <table:table-row table:style-name="ro1">
          <table:table-cell office:value-type="string" calcext:value-type="string">
            <text:p>Toggle Connect with</text:p>
          </table:table-cell>
          <table:table-cell/>
          <table:table-cell office:value-type="string" calcext:value-type="string">
            <text:p>Col 3</text:p>
          </table:table-cell>
          <table:table-cell table:style-name="Default"/>
          <table:table-cell table:number-columns-repeated="4"/>
        </table:table-row>
      </table:table>
      <table:table table:name="Sheet3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Keys Legend</text:p>
          </table:table-cell>
          <table:table-cell office:value-type="string" calcext:value-type="string">
            <text:p>Switch ID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scape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lock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int Screen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croll Lock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use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l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-_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+=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ckspace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b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\|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ps Lock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;: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“’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nter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shift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?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shift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CTRL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LT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LT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CTRL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0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um1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um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um3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4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um5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um6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7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um8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um9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Dot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Plus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umMinus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Multi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Sheet1_2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NEC Portable Keyboard</text:p>
          </table:table-cell>
          <table:table-cell/>
          <table:table-cell office:value-type="string" calcext:value-type="string">
            <text:p>MCU Swap Project by HerbalNekoTea</text:p>
          </table:table-cell>
          <table:table-cell table:style-name="Default"/>
        </table:table-row>
        <table:table-row table:style-name="ro1">
          <table:table-cell office:value-type="string" calcext:value-type="string">
            <text:p>Use Alps SKCM Blue</text:p>
          </table:table-cell>
          <table:table-cell/>
          <table:table-cell office:value-type="string" calcext:value-type="string">
            <text:p>Requested for myself, Mallard and HerdyGritty</text:p>
          </table:table-cell>
          <table:table-cell table:style-name="Default"/>
        </table:table-row>
        <table:table-row table:style-name="ro1">
          <table:table-cell office:value-type="string" calcext:value-type="string">
            <text:p>No diode, sadly, so 2KRO</text:p>
          </table:table-cell>
          <table:table-cell/>
          <table:table-cell office:value-type="string" calcext:value-type="string">
            <text:p>OpenSourced, do what you want license for my stuff.</text:p>
          </table:table-cell>
          <table:table-cell table:style-name="Default"/>
        </table:table-row>
        <table:table-row table:style-name="ro1">
          <table:table-cell office:value-type="string" calcext:value-type="string">
            <text:p>Protocole Unknown</text:p>
          </table:table-cell>
          <table:table-cell/>
          <table:table-cell office:value-type="string" calcext:value-type="string">
            <text:p>My stuff use QMK and respect their license for the QMK part.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PS : I use Dark Theme from Now on for LibreOffice Spreadsheet. Background are Black and Text Green</text:p>
          </table:table-cell>
          <table:table-cell table:style-name="Default" table:number-columns-repeated="3"/>
        </table:table-row>
        <table:table-row table:style-name="ro1" table:number-rows-repeated="3">
          <table:table-cell table:style-name="Default" table:number-columns-repeated="4"/>
        </table:table-row>
        <table:table-row table:style-name="ro1">
          <table:table-cell office:value-type="string" calcext:value-type="string">
            <text:p>ANSI Layout by default here, Variation Under this section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eys Legend</text:p>
          </table:table-cell>
          <table:table-cell office:value-type="string" calcext:value-type="string">
            <text:p>Switch ID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scape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lock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int Screen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croll Lock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use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l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-_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+=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ckspace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b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\|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ps Lock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;: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“’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nter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shift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?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shift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CTRL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LT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LT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CTRL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0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um1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um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um3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4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um5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um6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7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um8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um9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Dot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Plus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umMinus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Multi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Other Region Variation Section (ISO, JIS and more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JIS Yen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o Backspac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so 102 Extra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IS Ro Key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IS Extra 00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Possible Variation later produced with windows Keys (No tr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GUI Key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UI Key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D Section &amp; Layout Switch (XT/A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 GND</text:p>
          </table:table-cell>
          <table:table-cell/>
          <table:table-cell office:value-type="string" calcext:value-type="string">
            <text:p>Main MCU</text:p>
          </table:table-cell>
          <table:table-cell office:value-type="string" calcext:value-type="string">
            <text:p>From back of the PCB, Top Right Pins</text:p>
          </table:table-cell>
        </table:table-row>
        <table:table-row table:style-name="ro1">
          <table:table-cell office:value-type="string" calcext:value-type="string">
            <text:p>LED 1 Actuation</text:p>
          </table:table-cell>
          <table:table-cell/>
          <table:table-cell office:value-type="string" calcext:value-type="string">
            <text:p>IC3 Chip</text:p>
          </table:table-cell>
          <table:table-cell office:value-type="string" calcext:value-type="string">
            <text:p>From back of the PCB, Left Column, 4<text:span text:style-name="T1">th</text:span> Row Pins</text:p>
          </table:table-cell>
        </table:table-row>
        <table:table-row table:style-name="ro1">
          <table:table-cell office:value-type="string" calcext:value-type="string">
            <text:p>LED 2 Actuation</text:p>
          </table:table-cell>
          <table:table-cell/>
          <table:table-cell office:value-type="string" calcext:value-type="string">
            <text:p>IC3 Chip</text:p>
          </table:table-cell>
          <table:table-cell office:value-type="string" calcext:value-type="string">
            <text:p>From back of the PCB, Right Column, 1<text:span text:style-name="T1">st</text:span> Row Pins</text:p>
          </table:table-cell>
        </table:table-row>
        <table:table-row table:style-name="ro1">
          <table:table-cell office:value-type="string" calcext:value-type="string">
            <text:p>LED 3 Actuation</text:p>
          </table:table-cell>
          <table:table-cell/>
          <table:table-cell office:value-type="string" calcext:value-type="string">
            <text:p>IC3 Chip</text:p>
          </table:table-cell>
          <table:table-cell office:value-type="string" calcext:value-type="string">
            <text:p>From back of the PCB, Left Column, 6<text:span text:style-name="T1">th</text:span> Row Pins</text:p>
          </table:table-cell>
        </table:table-row>
        <table:table-row table:style-name="ro2">
          <table:table-cell office:value-type="string" calcext:value-type="string">
            <text:p>Toggle Layout 2</text:p>
          </table:table-cell>
          <table:table-cell/>
          <table:table-cell office:value-type="string" calcext:value-type="string">
            <text:p>IC3 Chip</text:p>
          </table:table-cell>
          <table:table-cell office:value-type="string" calcext:value-type="string">
            <text:p>From back of the PCB, Left Column,  5<text:span text:style-name="T1">th</text:span> Row Pins</text:p>
          </table:table-cell>
        </table:table-row>
        <table:table-row table:style-name="ro1">
          <table:table-cell office:value-type="string" calcext:value-type="string">
            <text:p>Toggle Connect with</text:p>
          </table:table-cell>
          <table:table-cell/>
          <table:table-cell office:value-type="string" calcext:value-type="string">
            <text:p>Col 3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02:14:09.007970381</meta:creation-date>
    <dc:date>2022-10-05T22:34:04.550063453</dc:date>
    <meta:editing-duration>P1DT13H27M37S</meta:editing-duration>
    <meta:editing-cycles>5</meta:editing-cycles>
    <meta:generator>LibreOffice/7.4.1.2$Linux_X86_64 LibreOffice_project/40$Build-2</meta:generator>
    <meta:document-statistic meta:table-count="3" meta:cell-count="1237" meta:object-count="0"/>
  </office:meta>
</office:document-meta>
</file>